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Heading_20_1">
      <style:text-properties fo:language="ru" fo:country="RU"/>
    </style:style>
    <style:style style:name="P5" style:family="paragraph" style:parent-style-name="Text_20_body">
      <style:text-properties style:font-name="Times New Roman" fo:language="ru" fo:country="RU"/>
    </style:style>
    <style:style style:name="P6" style:family="paragraph" style:parent-style-name="Text_20_body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Times New Roman" fo:language="ru" fo:country="RU"/>
    </style:style>
    <style:style style:name="P9" style:family="paragraph" style:parent-style-name="Text_20_body" style:list-style-name="L1"/>
    <style:style style:name="P10" style:family="paragraph" style:parent-style-name="Text_20_body" style:list-style-name="L2">
      <style:text-properties style:font-name="Times New Roman" fo:language="ru" fo:country="RU"/>
    </style:style>
    <style:style style:name="P11" style:family="paragraph" style:parent-style-name="Text_20_body" style:list-style-name="L2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1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font-name-asian="Times New Roman1" style:font-name-complex="Times New Roman1"/>
    </style:style>
    <style:style style:name="T3" style:family="text">
      <style:text-properties fo:font-weight="bold" style:font-name-asian="Times New Roman1" style:font-weight-asian="bold" style:font-name-complex="Times New Roman1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style:font-name="Times New Roman"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8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951cm" draw:z-index="0"><draw:image xlink:href="../../odt/images/0209.png" xlink:type="simple" xlink:show="embed" xlink:actuate="onLoad"/></draw:frame></text:p>
          </table:table-cell>
          <table:table-cell table:style-name="Table1.B1" office:value-type="string">
            <text:h text:style-name="P4" text:outline-level="1">Разность нулевого порядка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011cm" svg:height="1.559cm" draw:z-index="0"><draw:image xlink:href="../../odt/images/0209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2">Блок </text:span><text:span text:style-name="T3">векторизован</text:span><text:span text:style-name="T5">, реализует вычисление разности </text:span><text:span text:style-name="T1">0</text:span><text:span text:style-name="T5">-го порядка по формуле:</text:span></text:p>
            <text:p text:style-name="P7"><draw:frame draw:style-name="fr3" draw:name="Объект1" text:anchor-type="as-char" svg:width="5.86cm" svg:height="0.621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P8"><text:span text:style-name="T5">где</text:span><text:span text:style-name="T5"><draw:frame draw:style-name="fr3" draw:name="Объект2" text:anchor-type="as-char" svg:width="3.584cm" svg:height="0.621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5">– значения i-го элемента входного сигнала в блок на текущем и предыдущем шагах интегрирования;</text:span></text:p>
            <text:p text:style-name="P8"><text:span text:style-name="T5"><draw:frame draw:style-name="fr3" draw:name="Объект4" text:anchor-type="as-char" svg:width="1.182cm" svg:height="0.621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5">– i-ый элемент выходного сигнала из блока в текущий момент модельного времени.</text:span></text:p>
            <text:p text:style-name="P6"><text:span text:style-name="T4">Примечания:</text:span> </text:p>
            <text:list xml:id="list2087196108123463059" text:style-name="L1">
              <text:list-item>
                <text:p text:style-name="P9"><text:span text:style-name="T6">По умолчанию блок реализует вычисление разности </text:span><text:span text:style-name="T8">0</text:span><text:span text:style-name="T6">-го порядка для </text:span><text:span text:style-name="T7">скалярного</text:span><text:span text:style-name="T6"> входного сигнала.</text:span></text:p>
              </text:list-item>
            </text:list>
            <text:p text:style-name="P5"><text:span text:style-name="T4">Свойства</text:span>:</text:p>
            <text:list xml:id="list1083512048264869747" text:style-name="L2">
              <text:list-item>
                <text:p text:style-name="P10"><text:span text:style-name="T5">Начальные условия – вектор начальных значений</text:span><text:span text:style-name="T5"><draw:frame draw:style-name="fr3" draw:name="Объект10" text:anchor-type="as-char" svg:width="1.265cm" svg:height="0.621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5">выходной величины блока.</text:span></text:p>
              </text:list-item>
              <text:list-item>
                <text:p text:style-name="P11">Развязка алгебраических петель – флаг, указывающий должен ли данный блок производить развязку петель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азность нулевого порядка</dc:title>
    <dc:date>2012-03-30T15:42:07.26</dc:date>
    <meta:generator>OpenOffice_Beta/4.1.0$Win32 OpenOffice.org_project/410m14$Build-9760</meta:generator>
    <meta:editing-duration>PT6H54M</meta:editing-duration>
    <meta:editing-cycles>159</meta:editing-cycles>
    <meta:document-statistic meta:table-count="1" meta:image-count="2" meta:object-count="4" meta:page-count="1" meta:paragraph-count="15" meta:word-count="85" meta:character-count="600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o stretchy="false">(</mo>
        <mrow>
          <mn>0</mn>
        </mrow>
        <mo stretchy="false">)</mo>
      </mrow>
    </mrow>
    <annotation encoding="StarMath 5.0">y_i(0)</annotation>
  </semantics>
</math>
</file>

<file path=Object 2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  <mrow>
        <mi/>
        <mo stretchy="false">=</mo>
        <mi/>
      </mrow>
      <mrow>
        <msub>
          <mi>u</mi>
          <mi>i</mi>
        </msub>
        <mrow>
          <mo stretchy="false">(</mo>
          <mrow>
            <mi>t</mi>
          </mrow>
          <mo stretchy="false">)</mo>
        </mrow>
        <mrow>
          <mi/>
          <mo stretchy="false">−</mo>
          <mi/>
        </mrow>
        <msub>
          <mi>u</mi>
          <mi>i</mi>
        </msub>
        <mrow>
          <mo stretchy="false">(</mo>
          <mrow>
            <mrow>
              <mi>t</mi>
              <mo stretchy="false">−</mo>
              <mo stretchy="false">Δ</mo>
            </mrow>
            <mi>t</mi>
          </mrow>
          <mo stretchy="false">)</mo>
        </mrow>
      </mrow>
    </mrow>
    <annotation encoding="StarMath 5.0">y_i(t) ~=~ {u_i(t)~-~u_i(t- %DELTA t)}</annotation>
  </semantics>
</math>
</file>

<file path=Object 3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  <mi>,</mi>
      <mi/>
      <msub>
        <mi>u</mi>
        <mi>i</mi>
      </msub>
      <mrow>
        <mo stretchy="false">(</mo>
        <mrow>
          <mrow>
            <mi>t</mi>
            <mo stretchy="false">−</mo>
            <mo stretchy="false">Δ</mo>
          </mrow>
          <mi>t</mi>
        </mrow>
        <mo stretchy="false">)</mo>
      </mrow>
    </mrow>
    <annotation encoding="StarMath 5.0">u_i(t),~u_i(t - %DELTA t)</annotation>
  </semantics>
</math>
</file>

<file path=Object 5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